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6e35" officeooo:paragraph-rsid="001d6e35"/>
    </style:style>
    <style:style style:name="P2" style:family="paragraph" style:parent-style-name="Standard" style:list-style-name="L1">
      <style:text-properties officeooo:rsid="001d6e35" officeooo:paragraph-rsid="001d6e35"/>
    </style:style>
    <style:style style:name="P3" style:family="paragraph" style:parent-style-name="Standard" style:list-style-name="L2">
      <style:text-properties officeooo:rsid="001d6e35" officeooo:paragraph-rsid="001d6e35"/>
    </style:style>
    <style:style style:name="P4" style:family="paragraph" style:parent-style-name="Standard" style:list-style-name="L1">
      <style:text-properties officeooo:rsid="001f6506" officeooo:paragraph-rsid="001f650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ur 1: Welcome to the World of SQL</text:p>
      <text:p text:style-name="P1"/>
      <text:p text:style-name="P1">Quiz 1</text:p>
      <text:list xml:id="list4484980120221982654" text:style-name="L1">
        <text:list-item>
          <text:p text:style-name="P2">What does the acronym SQL stand for?</text:p>
          <text:list>
            <text:list-item>
              <text:p text:style-name="P4">Structured Query Language</text:p>
            </text:list-item>
          </text:list>
        </text:list-item>
        <text:list-item>
          <text:p text:style-name="P2">What are the six main categories of SQL commands?</text:p>
          <text:list>
            <text:list-item>
              <text:p text:style-name="P4">Data Definition Language, Data Manipulation Language, Data Query Language, Data Control Language, Data administration commands, Transactional control commands. </text:p>
            </text:list-item>
          </text:list>
        </text:list-item>
        <text:list-item>
          <text:p text:style-name="P2">What are the four transactional control commands?</text:p>
          <text:list>
            <text:list-item>
              <text:p text:style-name="P4">Commit, Rollback, Savepoint, Set Transaction</text:p>
            </text:list-item>
          </text:list>
        </text:list-item>
        <text:list-item>
          <text:p text:style-name="P2">What is the main difference between client/server and web technologies as they relate to database access?</text:p>
          <text:list>
            <text:list-item>
              <text:p text:style-name="P4">The method of establishing the connection is different. Web interfaces are connected through the web and client/server is directly between the client and the server. </text:p>
            </text:list-item>
          </text:list>
        </text:list-item>
        <text:list-item>
          <text:p text:style-name="P2">If a field is defined as NULL, does something have to be entered into that field?</text:p>
          <text:list>
            <text:list-item>
              <text:p text:style-name="P4">No. NULL fields are allowed to be empty. </text:p>
            </text:list-item>
          </text:list>
        </text:list-item>
      </text:list>
      <text:p text:style-name="P1">Exercises</text:p>
      <text:list xml:id="list1171277645796174955" text:style-name="L2">
        <text:list-item>
          <text:p text:style-name="P3">Identify the categoreis in which the follow SQL commands fall:</text:p>
          <text:list>
            <text:list-item>
              <text:p text:style-name="P3">CREATE TABLE</text:p>
              <text:list>
                <text:list-item>
                  <text:p text:style-name="P3">Data Definition Language</text:p>
                </text:list-item>
              </text:list>
            </text:list-item>
            <text:list-item>
              <text:p text:style-name="P3">DELETE</text:p>
              <text:list>
                <text:list-item>
                  <text:p text:style-name="P3">Data Manipulation Language</text:p>
                </text:list-item>
              </text:list>
            </text:list-item>
            <text:list-item>
              <text:p text:style-name="P3">SELECT</text:p>
              <text:list>
                <text:list-item>
                  <text:p text:style-name="P3">Data Query Language</text:p>
                </text:list-item>
              </text:list>
            </text:list-item>
            <text:list-item>
              <text:p text:style-name="P3">INSERT</text:p>
              <text:list>
                <text:list-item>
                  <text:p text:style-name="P3">Data Manipulation Language</text:p>
                </text:list-item>
              </text:list>
            </text:list-item>
            <text:list-item>
              <text:p text:style-name="P3">ALTER TABLE</text:p>
              <text:list>
                <text:list-item>
                  <text:p text:style-name="P3">Data Definition Language</text:p>
                </text:list-item>
              </text:list>
            </text:list-item>
            <text:list-item>
              <text:p text:style-name="P3">UPDATE</text:p>
              <text:list>
                <text:list-item>
                  <text:p text:style-name="P3">Data Manipulation Language</text:p>
                </text:list-item>
              </text:list>
            </text:list-item>
          </text:list>
        </text:list-item>
        <text:list-item>
          <text:p text:style-name="P3">Study the following tables and pick out the column that would be a good candidate for a primary key:</text:p>
          <text:list>
            <text:list-item>
              <text:p text:style-name="P3">I won’t bother writing all of the selections. For EMPLOYEE_TBL I selected “employee number”. For INVENTORY_TBL, I selected “item number”. For EQUIPMENT_TBL I selected “equipment number”. </text:p>
            </text:list-item>
          </text:list>
        </text:list-item>
        <text:list-item>
          <text:p text:style-name="P3">Refer to Appendix B, “Using the Databases for Exercises.” Download and install one of the three database implementations on your computer to prepare for hands-on exercises in the following hours of instruction.</text:p>
          <text:list>
            <text:list-item>
              <text:p text:style-name="P3">Obviously, there’s no answer to be put here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18:20:37.351690766</meta:creation-date>
    <dc:date>2018-08-05T18:34:14.585270285</dc:date>
    <meta:editing-duration>PT13M3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273" meta:character-count="1656" meta:non-whitespace-character-count="1435"/>
  </office:meta>
</office:document-meta>
</file>